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/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formula="of:=9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; 2</text:p>
          </table:table-cell>
          <table:table-cell table:formula="of:=[.B4]+[.D2]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7" table:formula="of:=[.B5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formula="of:=[.B6]+[.D5]" office:value-type="float" office:value="13" calcext:value-type="float">
            <text:p>13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; 2; 5</text:p>
          </table:table-cell>
          <table:table-cell table:formula="of:=[.B7]+MAX([.D2];[.D3];[.D6]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; 3; 5</text:p>
          </table:table-cell>
          <table:table-cell table:formula="of:=[.B8]+MAX([.D3];[.D4];[.D6])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1; 2; 6</text:p>
          </table:table-cell>
          <table:table-cell table:formula="of:=[.B9]+MAX([.D2];[.D3];[.D7])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B10]+[.D4]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formula="of:=[.B11]+[.D9]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formula="of:=[.B12]+[.D5]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formula="of:=[.B13]+[.D2]"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table:formula="of:=MAX([.D1:.D13])" office:value-type="float" office:value="50" calcext:value-type="float">
            <text:p>50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23:52.88663356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52" meta:object-count="0"/>
  </office:meta>
</office:document-meta>
</file>